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>
            <text:p>Steps count = 5</text:p>
          </table:table-cell>
          <table:table-cell table:number-columns-repeated="18"/>
        </table:table-row>
        <table:table-row table:style-name="ro1">
          <table:table-cell office:value-type="string">
            <text:p>Model</text:p>
          </table:table-cell>
          <table:table-cell office:value-type="string">
            <text:p>CPU specs</text:p>
          </table:table-cell>
          <table:table-cell office:value-type="string">
            <text:p>GPU specs</text:p>
          </table:table-cell>
          <table:table-cell office:value-type="string">
            <text:p>CPU speed</text:p>
          </table:table-cell>
          <table:table-cell office:value-type="string">
            <text:p>GPU speed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Sony Xperia Z5</text:p>
          </table:table-cell>
          <table:table-cell office:value-type="string">
            <text:p>https://www.notebookcheck-ru.com/Qualcomm-Snapdragon-810-MSM8994.142895.0.html</text:p>
          </table:table-cell>
          <table:table-cell office:value-type="string">
            <text:p>https://www.notebookcheck-ru.com/Qualcomm-Adreno-430.142952.0.html</text:p>
          </table:table-cell>
          <table:table-cell office:value-type="string">
            <text:p>8 x 2000 MHz</text:p>
          </table:table-cell>
          <table:table-cell office:value-type="string">
            <text:p>192 @ 650 MHz</text:p>
          </table:table-cell>
          <table:table-cell table:number-columns-repeated="14"/>
        </table:table-row>
        <table:table-row table:style-name="ro1">
          <table:table-cell office:value-type="string">
            <text:p>Set size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office:value-type="float" office:value="2097152">
            <text:p>2097152</text:p>
          </table:table-cell>
          <table:table-cell office:value-type="float" office:value="4194304">
            <text:p>4194304</text:p>
          </table:table-cell>
          <table:table-cell office:value-type="float" office:value="8388608">
            <text:p>8388608</text:p>
          </table:table-cell>
          <table:table-cell office:value-type="float" office:value="16777216">
            <text:p>16777216</text:p>
          </table:table-cell>
        </table:table-row>
        <table:table-row table:style-name="ro1">
          <table:table-cell office:value-type="string">
            <text:p>Kotl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134">
            <text:p>134</text:p>
          </table:table-cell>
          <table:table-cell office:value-type="float" office:value="283">
            <text:p>283</text:p>
          </table:table-cell>
          <table:table-cell office:value-type="float" office:value="738">
            <text:p>738</text:p>
          </table:table-cell>
          <table:table-cell office:value-type="float" office:value="1539">
            <text:p>1539</text:p>
          </table:table-cell>
          <table:table-cell office:value-type="float" office:value="2736">
            <text:p>2736</text:p>
          </table:table-cell>
          <table:table-cell office:value-type="float" office:value="8994">
            <text:p>8994</text:p>
          </table:table-cell>
          <table:table-cell table:number-columns-repeated="3"/>
        </table:table-row>
        <table:table-row table:style-name="ro1">
          <table:table-cell office:value-type="string">
            <text:p>RenderScript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41">
            <text:p>141</text:p>
          </table:table-cell>
          <table:table-cell office:value-type="float" office:value="345">
            <text:p>345</text:p>
          </table:table-cell>
          <table:table-cell office:value-type="float" office:value="562">
            <text:p>562</text:p>
          </table:table-cell>
          <table:table-cell office:value-type="float" office:value="1520">
            <text:p>1520</text:p>
          </table:table-cell>
          <table:table-cell office:value-type="float" office:value="3306">
            <text:p>3306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odel</text:p>
          </table:table-cell>
          <table:table-cell office:value-type="string">
            <text:p>CPU specs</text:p>
          </table:table-cell>
          <table:table-cell office:value-type="string">
            <text:p>GPU specs</text:p>
          </table:table-cell>
          <table:table-cell office:value-type="string">
            <text:p>CPU speed</text:p>
          </table:table-cell>
          <table:table-cell office:value-type="string">
            <text:p>GPU speed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Sony Xperia Z1 compact</text:p>
          </table:table-cell>
          <table:table-cell office:value-type="string">
            <text:p>https://www.notebookcheck-ru.com/Qualcomm-MSM8974-Processor.111104.0.html</text:p>
          </table:table-cell>
          <table:table-cell office:value-type="string">
            <text:p>https://www.notebookcheck-ru.com/Qualcomm-Adreno-330.124065.0.html</text:p>
          </table:table-cell>
          <table:table-cell office:value-type="string">
            <text:p>4 x 2300 MHz</text:p>
          </table:table-cell>
          <table:table-cell office:value-type="string">
            <text:p>32 @ 450 MHz</text:p>
          </table:table-cell>
          <table:table-cell table:number-columns-repeated="14"/>
        </table:table-row>
        <table:table-row table:style-name="ro1">
          <table:table-cell office:value-type="string">
            <text:p>Set size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office:value-type="float" office:value="2097152">
            <text:p>2097152</text:p>
          </table:table-cell>
          <table:table-cell office:value-type="float" office:value="4194304">
            <text:p>4194304</text:p>
          </table:table-cell>
          <table:table-cell office:value-type="float" office:value="8388608">
            <text:p>8388608</text:p>
          </table:table-cell>
          <table:table-cell office:value-type="float" office:value="16777216">
            <text:p>16777216</text:p>
          </table:table-cell>
        </table:table-row>
        <table:table-row table:style-name="ro1">
          <table:table-cell office:value-type="string">
            <text:p>Kotl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242">
            <text:p>242</text:p>
          </table:table-cell>
          <table:table-cell office:value-type="float" office:value="487">
            <text:p>487</text:p>
          </table:table-cell>
          <table:table-cell office:value-type="float" office:value="1049">
            <text:p>1049</text:p>
          </table:table-cell>
          <table:table-cell office:value-type="float" office:value="2198">
            <text:p>2198</text:p>
          </table:table-cell>
          <table:table-cell office:value-type="float" office:value="5916">
            <text:p>5916</text:p>
          </table:table-cell>
          <table:table-cell table:number-columns-repeated="3"/>
        </table:table-row>
        <table:table-row table:style-name="ro1">
          <table:table-cell office:value-type="string">
            <text:p>RenderScript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245">
            <text:p>245</text:p>
          </table:table-cell>
          <table:table-cell office:value-type="float" office:value="325">
            <text:p>325</text:p>
          </table:table-cell>
          <table:table-cell office:value-type="float" office:value="551">
            <text:p>551</text:p>
          </table:table-cell>
          <table:table-cell office:value-type="float" office:value="1059">
            <text:p>1059</text:p>
          </table:table-cell>
          <table:table-cell office:value-type="float" office:value="1923">
            <text:p>1923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odel</text:p>
          </table:table-cell>
          <table:table-cell office:value-type="string">
            <text:p>CPU specs</text:p>
          </table:table-cell>
          <table:table-cell office:value-type="string">
            <text:p>GPU specs</text:p>
          </table:table-cell>
          <table:table-cell office:value-type="string">
            <text:p>CPU speed</text:p>
          </table:table-cell>
          <table:table-cell office:value-type="string">
            <text:p>GPU speed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Google Pixel</text:p>
          </table:table-cell>
          <table:table-cell office:value-type="string">
            <text:p>https://www.notebookcheck.net/Qualcomm-Snapdragon-821-MSM8996-Pro-SoC.180683.0.html</text:p>
          </table:table-cell>
          <table:table-cell office:value-type="string">
            <text:p>https://www.notebookcheck.net/Qualcomm-Adreno-530.156189.0.html</text:p>
          </table:table-cell>
          <table:table-cell office:value-type="string">
            <text:p>4 x 2400 MHz</text:p>
          </table:table-cell>
          <table:table-cell office:value-type="string">
            <text:p>256 @ 624 MHz</text:p>
          </table:table-cell>
          <table:table-cell table:number-columns-repeated="14"/>
        </table:table-row>
        <table:table-row table:style-name="ro1">
          <table:table-cell office:value-type="string">
            <text:p>Set size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31072">
            <text:p>131072</text:p>
          </table:table-cell>
          <table:table-cell office:value-type="float" office:value="262144">
            <text:p>262144</text:p>
          </table:table-cell>
          <table:table-cell office:value-type="float" office:value="524288">
            <text:p>524288</text:p>
          </table:table-cell>
          <table:table-cell office:value-type="float" office:value="1048576">
            <text:p>1048576</text:p>
          </table:table-cell>
          <table:table-cell office:value-type="float" office:value="2097152">
            <text:p>2097152</text:p>
          </table:table-cell>
          <table:table-cell office:value-type="float" office:value="4194304">
            <text:p>4194304</text:p>
          </table:table-cell>
          <table:table-cell office:value-type="float" office:value="8388608">
            <text:p>8388608</text:p>
          </table:table-cell>
          <table:table-cell office:value-type="float" office:value="16777216">
            <text:p>16777216</text:p>
          </table:table-cell>
        </table:table-row>
        <table:table-row table:style-name="ro1">
          <table:table-cell office:value-type="string">
            <text:p>Kotli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96">
            <text:p>196</text:p>
          </table:table-cell>
          <table:table-cell office:value-type="float" office:value="451">
            <text:p>451</text:p>
          </table:table-cell>
          <table:table-cell office:value-type="float" office:value="948">
            <text:p>948</text:p>
          </table:table-cell>
          <table:table-cell office:value-type="float" office:value="4330">
            <text:p>4330</text:p>
          </table:table-cell>
          <table:table-cell table:number-columns-repeated="4"/>
        </table:table-row>
        <table:table-row table:style-name="ro1">
          <table:table-cell office:value-type="string">
            <text:p>RenderScript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199">
            <text:p>199</text:p>
          </table:table-cell>
          <table:table-cell office:value-type="float" office:value="507">
            <text:p>507</text:p>
          </table:table-cell>
          <table:table-cell office:value-type="float" office:value="1159">
            <text:p>115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10.06.2019</text:date>, <text:time>22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0:18:23.551604469</meta:creation-date>
    <dc:date>2019-06-10T22:51:38.69</dc:date>
    <meta:editing-duration>PT1H5M48S</meta:editing-duration>
    <meta:editing-cycles>5</meta:editing-cycles>
    <meta:generator>OpenOffice/4.1.2$Win32 OpenOffice.org_project/412m3$Build-9782</meta:generator>
    <meta:document-statistic meta:table-count="1" meta:cell-count="182" meta:object-count="0"/>
  </office:meta>
</office:document-meta>
</file>